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25cde" officeooo:paragraph-rsid="00025cde"/>
    </style:style>
    <style:style style:name="P2" style:family="paragraph" style:parent-style-name="Standard">
      <style:paragraph-properties fo:text-align="justify" style:justify-single-word="false"/>
      <style:text-properties officeooo:rsid="00025cde" officeooo:paragraph-rsid="00025cde"/>
    </style:style>
    <style:style style:name="P3" style:family="paragraph" style:parent-style-name="Standard">
      <style:paragraph-properties fo:text-align="center" style:justify-single-word="false"/>
      <style:text-properties officeooo:rsid="00025cde" officeooo:paragraph-rsid="00025c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ctor Azadinho Miranda</text:p>
      <text:p text:style-name="P1"/>
      <text:p text:style-name="P3">Relatório do Trabalho 2 de Robótica</text:p>
      <text:p text:style-name="P3"/>
      <text:p text:style-name="P2"><text:tab/>O objetivo deste trabalho foi o de construirmos um carrinho autônomo capaz de andar em linha reta sem o auxílio de um guia, detectar obstáculos para evitar colisões e transmitir por rádio os obstáculos que encontrar.</text:p>
      <text:p text:style-name="P2"><text:tab/>Para permitir que o carrinho ande em linha reta utilizamos de rotation encoders nas rodas para controlar sua rotação. Além disso, utilizamos de um sensor ultrassônico para detectar obstáculos e uma antena de rádio para transmitir sobre os obstáculos encontrados.</text:p>
      <text:p text:style-name="P2"><text:tab/>A montagem do carrinho e a implementação da lógica de comportamento foram implementados em sala de aula durante as aulas de Robótic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7T09:18:14.325191855</meta:creation-date>
    <dc:date>2019-12-17T09:25:44.446081687</dc:date>
    <meta:editing-duration>PT19S</meta:editing-duration>
    <meta:editing-cycles>1</meta:editing-cycles>
    <meta:document-statistic meta:table-count="0" meta:image-count="0" meta:object-count="0" meta:page-count="1" meta:paragraph-count="5" meta:word-count="107" meta:character-count="672" meta:non-whitespace-character-count="567"/>
    <meta:generator>LibreOffice/6.2.8.2$Linux_X86_64 LibreOffice_project/20$Build-2</meta:generator>
  </office:meta>
</office:document-meta>
</file>